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000000" fo:font-size="16pt" officeooo:rsid="0000b993" officeooo:paragraph-rsid="0000b993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035ef1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officeooo:rsid="0000b993" officeooo:paragraph-rsid="0000b993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fo:font-weight="bold" officeooo:rsid="0000b993" officeooo:paragraph-rsid="0000b99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Mono" fo:font-size="12pt" fo:font-style="normal" fo:font-weight="normal" officeooo:rsid="00035ef1" officeooo:paragraph-rsid="0009574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iberation Serif" fo:font-size="11pt" fo:font-style="normal" fo:font-weight="normal" officeooo:rsid="00035ef1" officeooo:paragraph-rsid="000c25d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font-name="Liberation Serif" fo:font-size="11pt" fo:font-style="normal" fo:font-weight="normal" officeooo:paragraph-rsid="000c25df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Liberation Serif" fo:font-size="11pt"/>
    </style:style>
    <style:style style:name="P14" style:family="paragraph" style:parent-style-name="Preformatted_20_Text">
      <style:text-properties fo:font-size="7pt" style:font-size-asian="7pt" style:font-size-complex="7pt"/>
    </style:style>
    <style:style style:name="P15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d11c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d11c8" officeooo:paragraph-rsid="000d11c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fo:font-size="10pt" fo:font-style="normal" fo:font-weight="normal" officeooo:rsid="000ae7de" officeooo:paragraph-rsid="000ae7d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fo:font-size="10pt" fo:font-style="normal" fo:font-weight="normal" officeooo:rsid="000c25df" officeooo:paragraph-rsid="000c25df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text-properties fo:color="#000000" fo:font-size="10pt" officeooo:rsid="000c25df" officeooo:paragraph-rsid="000c25df" style:font-size-asian="8.75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c25df" officeooo:paragraph-rsid="000c25df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d11c8" officeooo:paragraph-rsid="000d11c8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ae7de" officeooo:paragraph-rsid="000ae7de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Preformatted_20_Text">
      <style:text-properties fo:color="#000000" fo:font-size="7pt" style:font-size-asian="7pt" style:font-size-complex="7pt"/>
    </style:style>
    <style:style style:name="P27" style:family="paragraph" style:parent-style-name="Preformatted_20_Text">
      <style:text-properties fo:color="#000000" fo:font-size="7pt" officeooo:rsid="000c25df" officeooo:paragraph-rsid="000c25df" style:font-size-asian="7pt" style:font-size-complex="7pt"/>
    </style:style>
    <style:style style:name="P2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style:font-size-asian="7pt" style:font-size-complex="7pt"/>
    </style:style>
    <style:style style:name="P2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fo:font-weight="normal" officeooo:rsid="000c25df" officeooo:paragraph-rsid="000c25df" style:font-size-asian="7pt" style:font-weight-asian="normal" style:font-size-complex="7pt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10pt" fo:font-weight="normal" officeooo:rsid="000c25df" officeooo:paragraph-rsid="000c25df" style:font-size-asian="8.75pt" style:font-weight-asian="normal" style:font-size-complex="10pt" style:font-weight-complex="normal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style:font-size-asian="7pt" style:font-size-complex="7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fo:font-weight="bold" style:font-size-asian="7pt" style:font-size-complex="7pt"/>
    </style:style>
    <style:style style:name="P3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fo:font-weight="bold" style:font-size-asian="7pt" style:font-size-complex="7pt"/>
    </style:style>
    <style:style style:name="P34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d11c8" officeooo:paragraph-rsid="000d11c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d11c8" officeooo:paragraph-rsid="000d11c8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d11c8" officeooo:paragraph-rsid="000d239d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ae7de" officeooo:paragraph-rsid="000d11c8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0000" fo:font-size="7pt" fo:font-style="normal" fo:font-weight="normal" officeooo:rsid="000ae7de" officeooo:paragraph-rsid="000d239d" style:font-size-asian="7pt" style:font-style-asian="normal" style:font-weight-asian="normal" style:font-size-complex="7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Liberation Mono" fo:font-size="7pt" fo:font-style="normal" fo:font-weight="normal" officeooo:rsid="000d11c8" officeooo:paragraph-rsid="000d239d" style:font-name-asian="Courier New" style:font-size-asian="7pt" style:font-style-asian="normal" style:font-weight-asian="normal" style:font-name-complex="Liberation Mono" style:font-size-complex="7pt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Liberation Mono" fo:font-size="7pt" fo:font-style="normal" fo:font-weight="normal" officeooo:rsid="000ae7de" officeooo:paragraph-rsid="000d239d" style:font-name-asian="Courier New" style:font-size-asian="7pt" style:font-style-asian="normal" style:font-weight-asian="normal" style:font-name-complex="Liberation Mono" style:font-size-complex="7pt" style:font-style-complex="normal" style:font-weight-complex="normal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/>
    </style:style>
    <style:style style:name="T3" style:family="text">
      <style:text-properties officeooo:rsid="000582e9"/>
    </style:style>
    <style:style style:name="T4" style:family="text">
      <style:text-properties officeooo:rsid="000c25df"/>
    </style:style>
    <style:style style:name="T5" style:family="text">
      <style:text-properties fo:font-variant="normal" fo:text-transform="none" style:text-line-through-style="none" style:text-line-through-type="none" style:text-underline-style="none" officeooo:rsid="00035ef1" style:text-blinking="fals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underline-style="none" officeooo:rsid="000c25df" style:text-blinking="false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0c25d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035ef1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0d11c8"/>
    </style:style>
    <style:style style:name="T10" style:family="text">
      <style:text-properties officeooo:rsid="000ed543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УАП</text:p>
      <text:p text:style-name="P1">КАФЕДРА №14</text:p>
      <text:p text:style-name="P1"/>
      <text:p text:style-name="P3">ОТЧЕТ</text:p>
      <text:p text:style-name="P3">ЗАЩИЩЕН С ОЦЕНКОЙ</text:p>
      <text:p text:style-name="P3">ПРЕПОДАВАТЕЛЬ</text:p>
      <text:p text:style-name="P3"/>
      <text:p text:style-name="P3"/>
      <text:p text:style-name="P5"/>
      <text:p text:style-name="P5"><draw:line text:anchor-type="paragraph" draw:z-index="0" draw:style-name="gr1" draw:text-style-name="P41" svg:x1="-0.0102in" svg:y1="0.1484in" svg:x2="2.2815in" svg:y2="0.1484in"><text:p/></draw:line><draw:line text:anchor-type="paragraph" draw:z-index="1" draw:style-name="gr1" draw:text-style-name="P41" svg:x1="4.9327in" svg:y1="0.1484in" svg:x2="6.4665in" svg:y2="0.1484in"><text:p/></draw:line><draw:line text:anchor-type="paragraph" draw:z-index="2" draw:style-name="gr1" draw:text-style-name="P41" svg:x1="2.9055in" svg:y1="0.1484in" svg:x2="3.998in" svg:y2="0.1484in"><text:p/></draw:line></text:p>
      <text:p text:style-name="P5">Должность, уч. степень, звание<text:tab/><text:tab/>подпись, дата<text:tab/><text:tab/><text:tab/>инициалы, фамили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4">ОТЧЕТ О ЛАБОРАТОРНОЙ РАБОТЕ №<text:span text:style-name="T10">3</text:span></text:p>
      <text:p text:style-name="P4"/>
      <text:p text:style-name="P8">тема: <text:span text:style-name="T10">динамические структуры данных</text:span></text:p>
      <text:p text:style-name="P8"/>
      <text:p text:style-name="P8"/>
      <text:p text:style-name="P8">по курсу: ОСНОВЫ ПРОГРАММИРОВАНИЯ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РАБОТУ ВЫПОЛНИЛ</text:p>
      <text:p text:style-name="P9"><draw:line text:anchor-type="paragraph" draw:z-index="3" draw:style-name="gr2" draw:text-style-name="P42" svg:x1="1.1354in" svg:y1="0.2299in" svg:x2="2.0161in" svg:y2="0.2299in"><text:p/></draw:line><draw:line text:anchor-type="paragraph" draw:z-index="4" draw:style-name="gr2" draw:text-style-name="P42" svg:x1="2.6417in" svg:y1="0.2217in" svg:x2="4.0043in" svg:y2="0.2217in"><text:p/></draw:line><draw:line text:anchor-type="paragraph" draw:z-index="5" draw:style-name="gr2" draw:text-style-name="P42" svg:x1="4.8472in" svg:y1="0.2209in" svg:x2="6.448in" svg:y2="0.2209in"><text:p/></draw:line>СТУДЕНТ ГР.<text:tab/>1441<text:tab/><text:tab/><text:tab/><text:tab/><text:tab/><text:tab/><text:tab/> <text:s text:c="2"/><text:span text:style-name="T3">Лубинец М.И</text:span></text:p>
      <text:p text:style-name="P9"><text:tab/><text:tab/> <text:s text:c="8"/><text:span text:style-name="T1"><text:tab/><text:tab/><text:tab/> <text:s text:c="9"/>подпись, дата<text:tab/><text:tab/><text:tab/> инициалы, фамилия</text:span></text:p>
      <text:p text:style-name="P9"/>
      <text:p text:style-name="P9"/>
      <text:p text:style-name="P9"/>
      <text:p text:style-name="P9"/>
      <text:p text:style-name="P8">Санкт-Петербург</text:p>
      <text:p text:style-name="P8">2015</text:p>
      <text:p text:style-name="P2"><text:soft-page-break/>1. Постановка задачи</text:p>
      <text:p text:style-name="P2"/>
      <text:p text:style-name="P11">Разработать программу, выполняющую операции с <text:span text:style-name="T4">деком</text:span>. <text:line-break/>Алгоритмы выполнения каждой операции оформить в виде функции. <text:line-break/><text:span text:style-name="T4">Необходимые к реализации операции:</text:span></text:p>
      <text:p text:style-name="P12"><text:span text:style-name="T7">1) С</text:span><text:span text:style-name="T8">оздание структуры из n элементов<text:line-break/></text:span><text:span text:style-name="T7">2) П</text:span><text:span text:style-name="T8">роверку структуры на отсутствие в ней элементов<text:line-break/></text:span><text:span text:style-name="T7">3) В</text:span><text:span text:style-name="T8">ывод значений элементов структуры на экран.<text:line-break/>4) </text:span><text:span text:style-name="T5">Добавление элемента слева<text:line-break/>5) Удаление элемента справа<text:line-break/>6) Подсчет количества заказов данного заказчик</text:span><text:span text:style-name="T6">а.</text:span></text:p>
      <text:p text:style-name="P11">Функция main () должна выполнять тестирование операций с динамической структурой.</text:p>
      <text:p text:style-name="P13">При реализации динамических структур использовать связанные списки, которые состоят из элементов, имеющих поля данных и указатель (указатели) на другой элемент списка.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2. Листинг</text:p>
      <text:p text:style-name="P14"/>
      <text:p text:style-name="P14"/>
      <text:p text:style-name="P16">3. Тестовые примеры</text:p>
      <text:p text:style-name="P20"/>
      <text:p text:style-name="P21">deque.h:</text:p>
      <text:p text:style-name="P21"/>
      <text:p text:style-name="P23">#ifndef DEQUE_H</text:p>
      <text:p text:style-name="P31">#define DEQUE_H</text:p>
      <text:p text:style-name="P28">#include &lt;stdlib.h&gt;</text:p>
      <text:p text:style-name="P31"><text:span text:style-name="T2">struct</text:span> deque_s {</text:p>
      <text:p text:style-name="P31"><text:s text:c="4"/>long order_num; <text:s text:c="7"/><text:span text:style-name="T2">/*</text:span> <text:span text:style-name="T2">8</text:span> <text:span text:style-name="T2">bytes</text:span> <text:span text:style-name="T2">*/</text:span></text:p>
      <text:p text:style-name="P28"><text:s text:c="4"/>long customer_number; <text:s/><text:span text:style-name="T2">/*</text:span> <text:span text:style-name="T2">8</text:span> <text:span text:style-name="T2">bytes</text:span> <text:span text:style-name="T2">*/</text:span></text:p>
      <text:p text:style-name="P31"><text:s text:c="4"/><text:span text:style-name="T2">struct</text:span> deque_s *prev; <text:span text:style-name="T2">/*</text:span> <text:span text:style-name="T2">8</text:span> <text:span text:style-name="T2">bytes</text:span> <text:span text:style-name="T2">*/</text:span></text:p>
      <text:p text:style-name="P31"><text:s text:c="4"/><text:span text:style-name="T2">struct</text:span> deque_s *next; <text:span text:style-name="T2">/*</text:span> <text:span text:style-name="T2">8</text:span> <text:span text:style-name="T2">bytes</text:span> <text:span text:style-name="T2">*/</text:span></text:p>
      <text:p text:style-name="P28"><text:s text:c="4"/><text:span text:style-name="T2">/*</text:span> <text:span text:style-name="T2">32</text:span> <text:span text:style-name="T2">bytes</text:span> <text:span text:style-name="T2">*/</text:span></text:p>
      <text:p text:style-name="P31"><text:s text:c="4"/>char customer_name[95];</text:p>
      <text:p text:style-name="P28"><text:s text:c="4"/>char not_empty;</text:p>
      <text:p text:style-name="P31"><text:s text:c="4"/><text:span text:style-name="T2">/*</text:span> <text:span text:style-name="T2">128</text:span> <text:span text:style-name="T2">bytes</text:span> <text:span text:style-name="T2">==</text:span> <text:span text:style-name="T2">1/32</text:span> <text:span text:style-name="T2">mempage</text:span> <text:span text:style-name="T2">size</text:span> <text:span text:style-name="T2">*/</text:span></text:p>
      <text:p text:style-name="P28">};</text:p>
      <text:p text:style-name="P28"><text:span text:style-name="T2">typedef</text:span> <text:span text:style-name="T2">struct</text:span> deque_s deque;</text:p>
      <text:p text:style-name="P32">/*</text:p>
      <text:p text:style-name="P31"><text:s/><text:span text:style-name="T2">*</text:span> <text:span text:style-name="T2">Makes</text:span> <text:span text:style-name="T2">new</text:span> <text:span text:style-name="T2">deque</text:span> <text:span text:style-name="T2">contains</text:span> <text:span text:style-name="T2">n</text:span> <text:span text:style-name="T2">nodes</text:span></text:p>
      <text:p text:style-name="P31"><text:s/><text:span text:style-name="T2">*</text:span> <text:span text:style-name="T2">returns</text:span> <text:span text:style-name="T2">pointer</text:span> <text:span text:style-name="T2">to</text:span> <text:span text:style-name="T2">the</text:span> <text:span text:style-name="T2">front</text:span> <text:span text:style-name="T2">node</text:span> <text:span text:style-name="T2">of</text:span> <text:span text:style-name="T2">new</text:span> <text:span text:style-name="T2">deque</text:span></text:p>
      <text:p text:style-name="P31"><text:s/><text:span text:style-name="T2">*/</text:span></text:p>
      <text:p text:style-name="P28"><text:span text:style-name="T2">extern</text:span> deque* interactive_input(int n);</text:p>
      <text:p text:style-name="P31"><text:span text:style-name="T2">/*</text:span> <text:span text:style-name="T2">makes</text:span> <text:span text:style-name="T2">new</text:span> <text:span text:style-name="T2">node</text:span> <text:span text:style-name="T2">*/</text:span></text:p>
      <text:p text:style-name="P28"><text:span text:style-name="T2">extern</text:span> deque* init(int order_num, int customer_number, char* customer_name);</text:p>
      <text:p text:style-name="P31"><text:span text:style-name="T2">/*</text:span> <text:span text:style-name="T2">Common</text:span> <text:span text:style-name="T2">double</text:span> <text:span text:style-name="T2">ended</text:span> <text:span text:style-name="T2">list</text:span> <text:span text:style-name="T2">functions</text:span> <text:span text:style-name="T2">*/</text:span></text:p>
      <text:p text:style-name="P31"><text:span text:style-name="T2">extern</text:span> void push_back(deque *node, deque *new_node);</text:p>
      <text:p text:style-name="P31"><text:span text:style-name="T2">extern</text:span> void push_front(deque *node, deque *new_node);</text:p>
      <text:p text:style-name="P31"><text:span text:style-name="T2">extern</text:span> deque* pop_back(deque *node);</text:p>
      <text:p text:style-name="P31"><text:span text:style-name="T2">extern</text:span> deque* pop_front(deque *node);</text:p>
      <text:p text:style-name="P31"><text:span text:style-name="T2">extern</text:span> int <text:s/>is_empty(deque *node);</text:p>
      <text:p text:style-name="P28"><text:span text:style-name="T2">extern</text:span> int <text:s/>size(deque *node);</text:p>
      <text:p text:style-name="P31"><text:span text:style-name="T2">/*</text:span> <text:span text:style-name="T2">Prints</text:span> <text:span text:style-name="T2">contents</text:span> <text:span text:style-name="T2">of</text:span> <text:span text:style-name="T2">all</text:span> <text:span text:style-name="T2">nodes</text:span> <text:span text:style-name="T2">*/</text:span></text:p>
      <text:p text:style-name="P28"><text:span text:style-name="T2">extern</text:span> void print(deque *node);</text:p>
      <text:p text:style-name="P31"><text:span text:style-name="T2">/*</text:span> <text:span text:style-name="T2">print</text:span> <text:span text:style-name="T2">contents</text:span> <text:span text:style-name="T2">of</text:span> <text:span text:style-name="T2">one</text:span> <text:span text:style-name="T2">node</text:span> <text:span text:style-name="T2">*/</text:span></text:p>
      <text:p text:style-name="P28"><text:span text:style-name="T2">extern</text:span> void print_node(deque *node);</text:p>
      <text:p text:style-name="P28"><text:span text:style-name="T2">extern</text:span> int orders_per_name(deque *node, char* name);</text:p>
      <text:p text:style-name="P31"><text:span text:style-name="T2">/*</text:span> <text:span text:style-name="T2">Returns</text:span> <text:span text:style-name="T2">pointers</text:span> <text:span text:style-name="T2">to</text:span> <text:span text:style-name="T2">approptiate</text:span> <text:span text:style-name="T2">nodes</text:span> <text:span text:style-name="T2">*/</text:span></text:p>
      <text:p text:style-name="P31"><text:span text:style-name="T2">extern</text:span> deque* front(deque *node);</text:p>
      <text:p text:style-name="P28"><text:span text:style-name="T2">extern</text:span> deque* back(deque *node);</text:p>
      <text:p text:style-name="P28"><text:span text:style-name="T2">extern</text:span> void clean(deque *node);</text:p>
      <text:p text:style-name="P28">#endif <text:span text:style-name="T2">//</text:span> <text:span text:style-name="T2">DEQUE_H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0"><text:soft-page-break/>deque.c:</text:p>
      <text:p text:style-name="P31">#include "deque.h"</text:p>
      <text:p text:style-name="P31">#include &lt;stdio.h&gt;</text:p>
      <text:p text:style-name="P28">#include &lt;string.h&gt;</text:p>
      <text:p text:style-name="P31">deque* interactive_input(int n){</text:p>
      <text:p text:style-name="P28"><text:s text:c="4"/>deque* root;</text:p>
      <text:p text:style-name="P31"><text:s text:c="4"/>int order_num;</text:p>
      <text:p text:style-name="P31"><text:s text:c="4"/>int customer_number;</text:p>
      <text:p text:style-name="P28"><text:s text:c="4"/>char customer_name[95];</text:p>
      <text:p text:style-name="P28"><text:s text:c="4"/>deque* prev_node = NULL;</text:p>
      <text:p text:style-name="P28"><text:s text:c="4"/>int i = 0;</text:p>
      <text:p text:style-name="P31"><text:s text:c="4"/><text:span text:style-name="T2">do</text:span> {</text:p>
      <text:p text:style-name="P31"><text:s text:c="8"/>printf("Enter order number:\t");</text:p>
      <text:p text:style-name="P28"><text:s text:c="8"/>scanf("%i", &amp;order_num);</text:p>
      <text:p text:style-name="P31"><text:s text:c="8"/>printf("Enter customer number:\t");</text:p>
      <text:p text:style-name="P28"><text:s text:c="8"/>scanf("%i", &amp;customer_number);</text:p>
      <text:p text:style-name="P28"><text:s text:c="8"/>printf("Enter customer name:\t");</text:p>
      <text:p text:style-name="P31"><text:s text:c="8"/><text:span text:style-name="T2">do</text:span> {</text:p>
      <text:p text:style-name="P31"><text:s text:c="12"/>fgets(customer_name, 95, stdin);</text:p>
      <text:p text:style-name="P28"><text:s text:c="8"/>} <text:span text:style-name="T2">while</text:span>(customer_name[0] == '\n');</text:p>
      <text:p text:style-name="P31"><text:s text:c="8"/>int len = strlen(customer_name);</text:p>
      <text:p text:style-name="P28"><text:s text:c="8"/>customer_name[len-1] = '\0';</text:p>
      <text:p text:style-name="P31"><text:s text:c="8"/>root = init(order_num, customer_number, customer_name);</text:p>
      <text:p text:style-name="P28"><text:s text:c="8"/>root-&gt;prev = prev_node;</text:p>
      <text:p text:style-name="P28"><text:s text:c="8"/><text:span text:style-name="T2">if</text:span>(prev_node != NULL) prev_node-&gt;next = root;</text:p>
      <text:p text:style-name="P31"><text:s text:c="8"/>prev_node = root;</text:p>
      <text:p text:style-name="P28"><text:s text:c="8"/>root = root-&gt;next;</text:p>
      <text:p text:style-name="P31"><text:s text:c="8"/>i++;</text:p>
      <text:p text:style-name="P28"><text:s text:c="4"/>} <text:span text:style-name="T2">while</text:span>(i &lt; n);</text:p>
      <text:p text:style-name="P31"><text:s text:c="4"/><text:span text:style-name="T2">return</text:span> front(prev_node);</text:p>
      <text:p text:style-name="P28">}</text:p>
      <text:p text:style-name="P31">deque* init(int order_num, int customer_number, char *customer_name){</text:p>
      <text:p text:style-name="P31"><text:s text:c="4"/>deque* node = malloc(<text:span text:style-name="T2">sizeof</text:span> (deque));</text:p>
      <text:p text:style-name="P31"><text:s text:c="4"/>node-&gt;order_num = order_num;</text:p>
      <text:p text:style-name="P31"><text:s text:c="4"/>node-&gt;customer_number = customer_number;</text:p>
      <text:p text:style-name="P28"><text:s text:c="4"/>strcpy(node-&gt;customer_name, customer_name);</text:p>
      <text:p text:style-name="P31"><text:s text:c="4"/><text:span text:style-name="T2">if</text:span>(strlen(node-&gt;customer_name) &gt;= 1)</text:p>
      <text:p text:style-name="P31"><text:s text:c="8"/>node-&gt;not_empty = 1;</text:p>
      <text:p text:style-name="P31"><text:s text:c="4"/><text:span text:style-name="T2">else</text:span></text:p>
      <text:p text:style-name="P28"><text:s text:c="8"/>node-&gt;not_empty = 0;</text:p>
      <text:p text:style-name="P31"><text:s text:c="4"/><text:span text:style-name="T2">return</text:span> node;</text:p>
      <text:p text:style-name="P28">}</text:p>
      <text:p text:style-name="P31">void push_back(deque *node, deque *new_node){</text:p>
      <text:p text:style-name="P31"><text:s text:c="4"/>deque* back_node = back(node);</text:p>
      <text:p text:style-name="P31"><text:s text:c="4"/>new_node-&gt;prev = back_node;</text:p>
      <text:p text:style-name="P31"><text:s text:c="4"/>back_node-&gt;next = new_node;</text:p>
      <text:p text:style-name="P28">}</text:p>
      <text:p text:style-name="P31">void push_front(deque *node, deque *new_node){</text:p>
      <text:p text:style-name="P31"><text:s text:c="4"/>deque* front_node = front(node);</text:p>
      <text:p text:style-name="P31"><text:s text:c="4"/>new_node-&gt;next = front_node;</text:p>
      <text:p text:style-name="P31"><text:s text:c="4"/>front_node-&gt;prev = new_node;</text:p>
      <text:p text:style-name="P28">}</text:p>
      <text:p text:style-name="P31"/>
      <text:p text:style-name="P31"><text:soft-page-break/>deque* pop_back(deque *node){</text:p>
      <text:p text:style-name="P31"><text:s text:c="4"/><text:span text:style-name="T2">if</text:span>(size(node) &lt;= 1) <text:span text:style-name="T2">return</text:span> NULL;</text:p>
      <text:p text:style-name="P31"><text:s text:c="4"/>deque* back_node = back(node);</text:p>
      <text:p text:style-name="P28"><text:s text:c="4"/>deque* not_very_back_node = back_node-&gt;prev;</text:p>
      <text:p text:style-name="P28"><text:s text:c="4"/><text:span text:style-name="T2">if</text:span>(node == back_node) node = not_very_back_node;</text:p>
      <text:p text:style-name="P31"><text:s text:c="4"/>back_node-&gt;prev = NULL;</text:p>
      <text:p text:style-name="P28"><text:s text:c="4"/>not_very_back_node-&gt;next = NULL;</text:p>
      <text:p text:style-name="P31"><text:s text:c="4"/><text:span text:style-name="T2">return</text:span> back_node;</text:p>
      <text:p text:style-name="P28">}</text:p>
      <text:p text:style-name="P31">deque* pop_front(deque *node){</text:p>
      <text:p text:style-name="P31"><text:s text:c="4"/><text:span text:style-name="T2">if</text:span>(size(node) &lt;= 1) <text:span text:style-name="T2">return</text:span> NULL;</text:p>
      <text:p text:style-name="P31"><text:s text:c="4"/>deque* front_node = front(node);</text:p>
      <text:p text:style-name="P28"><text:s text:c="4"/>deque* not_very_front_node = front_node-&gt;next;</text:p>
      <text:p text:style-name="P28"><text:s text:c="4"/><text:span text:style-name="T2">if</text:span>(node == front_node) node = not_very_front_node;</text:p>
      <text:p text:style-name="P31"><text:s text:c="4"/>front_node-&gt;next = NULL;</text:p>
      <text:p text:style-name="P28"><text:s text:c="4"/>not_very_front_node-&gt;prev = NULL;</text:p>
      <text:p text:style-name="P31"><text:s text:c="4"/><text:span text:style-name="T2">return</text:span> front_node;</text:p>
      <text:p text:style-name="P28">}</text:p>
      <text:p text:style-name="P31">int is_empty(deque *node){</text:p>
      <text:p text:style-name="P28"><text:s text:c="4"/><text:span text:style-name="T2">if</text:span>(node == NULL) <text:span text:style-name="T2">return</text:span> 1;</text:p>
      <text:p text:style-name="P31"><text:s text:c="4"/>node = front(node);</text:p>
      <text:p text:style-name="P31"><text:s text:c="4"/><text:span text:style-name="T2">do</text:span> {</text:p>
      <text:p text:style-name="P31"><text:s text:c="8"/><text:span text:style-name="T2">if</text:span>(node-&gt;not_empty) <text:span text:style-name="T2">return</text:span> 0;</text:p>
      <text:p text:style-name="P31"><text:s text:c="8"/>node = node-&gt;next;</text:p>
      <text:p text:style-name="P28"><text:s text:c="4"/>} <text:span text:style-name="T2">while</text:span>(node != NULL);</text:p>
      <text:p text:style-name="P31"><text:s text:c="4"/><text:span text:style-name="T2">return</text:span> 1;</text:p>
      <text:p text:style-name="P28">}</text:p>
      <text:p text:style-name="P31">int size(deque *node){</text:p>
      <text:p text:style-name="P28"><text:s text:c="4"/>int size = 0;</text:p>
      <text:p text:style-name="P31"><text:s text:c="4"/>node = front(node);</text:p>
      <text:p text:style-name="P31"><text:s text:c="4"/><text:span text:style-name="T2">do</text:span> {</text:p>
      <text:p text:style-name="P31"><text:s text:c="8"/><text:span text:style-name="T2">if</text:span>(node-&gt;not_empty){</text:p>
      <text:p text:style-name="P31"><text:s text:c="12"/>size++;</text:p>
      <text:p text:style-name="P31"><text:s text:c="8"/>}</text:p>
      <text:p text:style-name="P31"><text:s text:c="8"/>node = node-&gt;next;</text:p>
      <text:p text:style-name="P31"><text:s text:c="4"/>} <text:span text:style-name="T2">while</text:span>(node != NULL);</text:p>
      <text:p text:style-name="P31"><text:s text:c="4"/><text:span text:style-name="T2">return</text:span> size;</text:p>
      <text:p text:style-name="P28">}</text:p>
      <text:p text:style-name="P31">void print(deque *node){</text:p>
      <text:p text:style-name="P31"><text:s text:c="4"/>node = front(node);</text:p>
      <text:p text:style-name="P31"><text:s text:c="4"/><text:span text:style-name="T2">do</text:span> {</text:p>
      <text:p text:style-name="P31"><text:s text:c="8"/><text:span text:style-name="T2">if</text:span>(node-&gt;not_empty){</text:p>
      <text:p text:style-name="P31"><text:s text:c="12"/>print_node(node);</text:p>
      <text:p text:style-name="P31"><text:s text:c="12"/>printf("\n");</text:p>
      <text:p text:style-name="P31"><text:s text:c="8"/>}</text:p>
      <text:p text:style-name="P31"><text:s text:c="8"/>node = node-&gt;next;</text:p>
      <text:p text:style-name="P31"><text:s text:c="4"/>} <text:span text:style-name="T2">while</text:span>(node != NULL);</text:p>
      <text:p text:style-name="P28">}</text:p>
      <text:p text:style-name="P31">void print_node(deque *node){</text:p>
      <text:p text:style-name="P31"><text:s text:c="4"/>printf("Order number:\t%li\n", node-&gt;order_num);</text:p>
      <text:p text:style-name="P31"><text:s text:c="4"/>printf("Customer name:\t%s\n", node-&gt;customer_name);</text:p>
      <text:p text:style-name="P31"><text:s text:c="4"/>printf("Customer number: %li\n", node-&gt;customer_number);</text:p>
      <text:p text:style-name="P28">}</text:p>
      <text:p text:style-name="P31">deque* front(deque *node) {</text:p>
      <text:p text:style-name="P31"><text:s text:c="4"/><text:span text:style-name="T2">while</text:span>(node-&gt;prev != NULL){</text:p>
      <text:p text:style-name="P31"><text:s text:c="8"/>node = node-&gt;prev;</text:p>
      <text:p text:style-name="P31"><text:s text:c="4"/>}</text:p>
      <text:p text:style-name="P31"><text:s text:c="4"/><text:span text:style-name="T2">return</text:span> node;</text:p>
      <text:p text:style-name="P28">}</text:p>
      <text:p text:style-name="P31"/>
      <text:p text:style-name="P31"/>
      <text:p text:style-name="P31"/>
      <text:p text:style-name="P31"/>
      <text:p text:style-name="P31"><text:soft-page-break/>deque* back(deque *node){</text:p>
      <text:p text:style-name="P31"><text:s text:c="4"/><text:span text:style-name="T2">while</text:span>(node-&gt;next != NULL){</text:p>
      <text:p text:style-name="P31"><text:s text:c="8"/>node = node-&gt;next;</text:p>
      <text:p text:style-name="P31"><text:s text:c="4"/>}</text:p>
      <text:p text:style-name="P31"><text:s text:c="4"/><text:span text:style-name="T2">return</text:span> node;</text:p>
      <text:p text:style-name="P28">}</text:p>
      <text:p text:style-name="P31">void clean(deque *node) {</text:p>
      <text:p text:style-name="P31"><text:s text:c="4"/>deque* n = front(node);</text:p>
      <text:p text:style-name="P31"><text:s text:c="4"/><text:span text:style-name="T2">while</text:span>(n-&gt;next != NULL){</text:p>
      <text:p text:style-name="P31"><text:s text:c="8"/>n-&gt;not_empty = 0;</text:p>
      <text:p text:style-name="P31"><text:s text:c="8"/>n = n-&gt;next;</text:p>
      <text:p text:style-name="P31"><text:s text:c="8"/>n-&gt;prev-&gt;next = NULL;</text:p>
      <text:p text:style-name="P31"><text:s text:c="8"/>free(n-&gt;prev);</text:p>
      <text:p text:style-name="P31"><text:s text:c="8"/>n-&gt;prev = NULL;</text:p>
      <text:p text:style-name="P28"><text:s text:c="4"/>}</text:p>
      <text:p text:style-name="P31"><text:s text:c="4"/>n-&gt;prev = NULL;</text:p>
      <text:p text:style-name="P31"><text:s text:c="4"/>n-&gt;not_empty = 0;</text:p>
      <text:p text:style-name="P28"><text:s text:c="4"/>free(n);</text:p>
      <text:p text:style-name="P31"><text:s text:c="4"/>node = NULL;</text:p>
      <text:p text:style-name="P28">}</text:p>
      <text:p text:style-name="P31">int orders_per_name(deque *node, char *name){</text:p>
      <text:p text:style-name="P28"><text:s text:c="4"/>int count = 0;</text:p>
      <text:p text:style-name="P31"><text:s text:c="4"/>node = front(node);</text:p>
      <text:p text:style-name="P31"><text:s text:c="4"/><text:span text:style-name="T2">do</text:span> {</text:p>
      <text:p text:style-name="P31"><text:s text:c="8"/><text:span text:style-name="T2">if</text:span>(node-&gt;not_empty &amp;&amp; !strcmp(node-&gt;customer_name, name)){</text:p>
      <text:p text:style-name="P31"><text:s text:c="12"/>count++;</text:p>
      <text:p text:style-name="P31"><text:s text:c="8"/>}</text:p>
      <text:p text:style-name="P31"><text:s text:c="8"/>node = node-&gt;next;</text:p>
      <text:p text:style-name="P31"><text:s text:c="4"/>} <text:span text:style-name="T2">while</text:span>(node != NULL);</text:p>
      <text:p text:style-name="P31"><text:s text:c="4"/><text:span text:style-name="T2">return</text:span> count;</text:p>
      <text:p text:style-name="P28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<text:soft-page-break/>main.c:</text:p>
      <text:p text:style-name="P22"/>
      <text:p text:style-name="P27">#include &lt;stdio.h&gt;</text:p>
      <text:p text:style-name="P28">#include "deque.h"</text:p>
      <text:p text:style-name="P31">int main(void) {</text:p>
      <text:p text:style-name="P31"><text:s text:c="4"/><text:span text:style-name="T2">/*</text:span> <text:span text:style-name="T2">make_deque</text:span> <text:span text:style-name="T2">test</text:span> <text:span text:style-name="T2">*/</text:span></text:p>
      <text:p text:style-name="P31"><text:s text:c="4"/>printf("Make empty deque with 10 nodes\n");</text:p>
      <text:p text:style-name="P28"><text:s text:c="4"/>deque *orders = interactive_input(2);</text:p>
      <text:p text:style-name="P31"><text:s text:c="4"/>printf("\nCurrent state:\n");</text:p>
      <text:p text:style-name="P28"><text:s text:c="4"/>print(orders);</text:p>
      <text:p text:style-name="P28"><text:s text:c="4"/>printf("This deque is %s", (is_empty(orders)) ? "empty\n" : "not empty\n");</text:p>
      <text:p text:style-name="P28"><text:s text:c="4"/>printf("Customer %s ordered %i items\n", orders-&gt;customer_name, orders_per_name(orders, orders-&gt;customer_name));</text:p>
      <text:p text:style-name="P28"><text:s text:c="4"/>printf("\n");</text:p>
      <text:p text:style-name="P31"><text:s text:c="4"/><text:span text:style-name="T2">/*</text:span> <text:span text:style-name="T2">push_back</text:span> <text:span text:style-name="T2">test</text:span> <text:span text:style-name="T2">*/</text:span></text:p>
      <text:p text:style-name="P31"><text:s text:c="4"/>printf("Pushing node to back\n");</text:p>
      <text:p text:style-name="P28"><text:s text:c="4"/>push_back(orders, init(3, 2097149, "Mike Lubinets"));</text:p>
      <text:p text:style-name="P31"><text:s text:c="4"/>printf("\nCurrent state:\n");</text:p>
      <text:p text:style-name="P28"><text:s text:c="4"/>print(orders);</text:p>
      <text:p text:style-name="P31"><text:s text:c="4"/><text:span text:style-name="T2">/*</text:span> <text:span text:style-name="T2">push_front</text:span> <text:span text:style-name="T2">test</text:span> <text:span text:style-name="T2">*/</text:span></text:p>
      <text:p text:style-name="P31"><text:s text:c="4"/>printf("Pushing node to front\n");</text:p>
      <text:p text:style-name="P28"><text:s text:c="4"/>push_front(orders, init(1, 9125270, "Marina Shamis"));</text:p>
      <text:p text:style-name="P31"><text:s text:c="4"/>printf("\nCurrent state:\n");</text:p>
      <text:p text:style-name="P28"><text:s text:c="4"/>print(orders);</text:p>
      <text:p text:style-name="P31"><text:s text:c="4"/>deque* poped;</text:p>
      <text:p text:style-name="P31"><text:s text:c="4"/><text:span text:style-name="T2">/*</text:span> <text:span text:style-name="T2">pop_back</text:span> <text:span text:style-name="T2">test</text:span> <text:span text:style-name="T2">*/</text:span></text:p>
      <text:p text:style-name="P31"><text:s text:c="4"/>printf("Poping node from back\n");</text:p>
      <text:p text:style-name="P28"><text:s text:c="4"/>poped = pop_back(orders);</text:p>
      <text:p text:style-name="P31"><text:s text:c="4"/>printf("Poped one:\n");</text:p>
      <text:p text:style-name="P28"><text:s text:c="4"/>print_node(poped);</text:p>
      <text:p text:style-name="P31"><text:s text:c="4"/>printf("\nCurrent state:\n");</text:p>
      <text:p text:style-name="P28"><text:s text:c="4"/>print(orders);</text:p>
      <text:p text:style-name="P31"><text:s text:c="4"/><text:span text:style-name="T2">/*</text:span> <text:span text:style-name="T2">pop_front</text:span> <text:span text:style-name="T2">test</text:span> <text:span text:style-name="T2">*/</text:span></text:p>
      <text:p text:style-name="P31"><text:s text:c="4"/>printf("Poping node from front\n");</text:p>
      <text:p text:style-name="P31"><text:s text:c="4"/>poped = pop_front(orders);</text:p>
      <text:p text:style-name="P31"><text:s text:c="4"/>printf("Poped one:\n");</text:p>
      <text:p text:style-name="P28"><text:s text:c="4"/>print_node(poped);</text:p>
      <text:p text:style-name="P31"><text:s text:c="4"/>printf("\nCurrent state:\n");</text:p>
      <text:p text:style-name="P28"><text:s text:c="4"/>print(orders);</text:p>
      <text:p text:style-name="P31"><text:s text:c="4"/><text:span text:style-name="T2">/*</text:span> <text:span text:style-name="T2">clean</text:span> <text:span text:style-name="T2">test</text:span> <text:span text:style-name="T2">*/</text:span></text:p>
      <text:p text:style-name="P31"><text:s text:c="4"/>clean(orders);</text:p>
      <text:p text:style-name="P28"><text:s text:c="4"/>printf("Clean deque\n");</text:p>
      <text:p text:style-name="P31"><text:s text:c="4"/>printf("\nCurrent state:\n");</text:p>
      <text:p text:style-name="P31"><text:s text:c="4"/>print(orders);</text:p>
      <text:p text:style-name="P28"><text:s text:c="4"/>printf("This deque is %s", (is_empty(orders)) ? "empty\n" : "not empty\n");</text:p>
      <text:p text:style-name="P31"><text:s text:c="4"/><text:span text:style-name="T2">return</text:span> 0;</text:p>
      <text:p text:style-name="P28">}</text:p>
      <text:p text:style-name="P27"/>
      <text:p text:style-name="P29"/>
      <text:p text:style-name="P23"/>
      <text:p text:style-name="P16"/>
      <text:p text:style-name="P17"/>
      <text:p text:style-name="P17"/>
      <text:p text:style-name="P17"><text:soft-page-break/>1) Входные данные: </text:p>
      <text:p text:style-name="P18"><text:tab/></text:p>
      <text:p text:style-name="P19"><text:tab/>1</text:p>
      <text:p text:style-name="P17"><text:tab/><text:span text:style-name="T9">5556828</text:span></text:p>
      <text:p text:style-name="P17"><text:tab/><text:span text:style-name="T9">Sergey</text:span></text:p>
      <text:p text:style-name="P17"/>
      <text:p text:style-name="P19"><text:tab/>2</text:p>
      <text:p text:style-name="P19"><text:tab/>5556828</text:p>
      <text:p text:style-name="P19"><text:tab/>Sergey</text:p>
      <text:p text:style-name="P19"/>
      <text:p text:style-name="P19">Вывод:<text:tab/></text:p>
      <text:p text:style-name="P1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6">Current state:</text:p>
            <text:p text:style-name="P36">Order number:<text:tab/>1</text:p>
            <text:p text:style-name="P36">Customer name:<text:tab/>Sergey</text:p>
            <text:p text:style-name="P36">Customer number: 5556828</text:p>
            <text:p text:style-name="P36"/>
            <text:p text:style-name="P36">Order number:<text:tab/>2</text:p>
            <text:p text:style-name="P36">Customer name:<text:tab/>Sergey</text:p>
            <text:p text:style-name="P36">Customer number: 5556828</text:p>
            <text:p text:style-name="P36"/>
            <text:p text:style-name="P36">This deque is not empty</text:p>
            <text:p text:style-name="P36">Customer Sergey ordered 2 items</text:p>
            <text:p text:style-name="P36"/>
            <text:p text:style-name="P36">Pushing node to back</text:p>
            <text:p text:style-name="P36"/>
            <text:p text:style-name="P36">Current state:</text:p>
            <text:p text:style-name="P36">Order number:<text:tab/>1</text:p>
            <text:p text:style-name="P36">Customer name:<text:tab/>Sergey</text:p>
            <text:p text:style-name="P36">Customer number: 5556828</text:p>
            <text:p text:style-name="P36"/>
            <text:p text:style-name="P36">Order number:<text:tab/>2</text:p>
            <text:p text:style-name="P36">Customer name:<text:tab/>Sergey</text:p>
            <text:p text:style-name="P36">Customer number: 5556828</text:p>
            <text:p text:style-name="P36"/>
            <text:p text:style-name="P36">Order number:<text:tab/>3</text:p>
            <text:p text:style-name="P36">Customer name:<text:tab/>Mike Lubinets</text:p>
            <text:p text:style-name="P36">Customer number: 2097149</text:p>
            <text:p text:style-name="P36"/>
            <text:p text:style-name="P36">Pushing node to front</text:p>
            <text:p text:style-name="P36"/>
            <text:p text:style-name="P36">Current state:</text:p>
            <text:p text:style-name="P36">Order number:<text:tab/>1</text:p>
            <text:p text:style-name="P36">Customer name:<text:tab/>Marina Shamis</text:p>
            <text:p text:style-name="P36">Customer number: 9125270</text:p>
            <text:p text:style-name="P36"/>
            <text:p text:style-name="P36">Order number:<text:tab/>1</text:p>
            <text:p text:style-name="P36">Customer name:<text:tab/>Sergey</text:p>
            <text:p text:style-name="P36">Customer number: 5556828</text:p>
            <text:p text:style-name="P36"/>
            <text:p text:style-name="P36">Order number:<text:tab/>2</text:p>
            <text:p text:style-name="P36">Customer name:<text:tab/>Sergey</text:p>
            <text:p text:style-name="P36">Customer number: 5556828</text:p>
            <text:p text:style-name="P36"/>
            <text:p text:style-name="P36">Order number:<text:tab/>3</text:p>
            <text:p text:style-name="P36">Customer name:<text:tab/>Mike Lubinets</text:p>
            <text:p text:style-name="P36">Customer number: 2097149</text:p>
            <text:p text:style-name="P36"/>
            <text:p text:style-name="P36">Poping node from back</text:p>
            <text:p text:style-name="P36">Poped one:</text:p>
            <text:p text:style-name="P36">Order number:<text:tab/>3</text:p>
            <text:p text:style-name="P36">Customer name:<text:tab/>Mike Lubinets</text:p>
            <text:p text:style-name="P36">Customer number: 2097149</text:p>
            <text:p text:style-name="P36"/>
            <text:p text:style-name="P36">Current state:</text:p>
            <text:p text:style-name="P36">Order number:<text:tab/>1</text:p>
            <text:p text:style-name="P36">Customer name:<text:tab/>Marina Shamis</text:p>
            <text:p text:style-name="P36">Customer number: 9125270</text:p>
            <text:p text:style-name="P36"/>
            <text:p text:style-name="P36">Order number:<text:tab/>1</text:p>
            <text:p text:style-name="P36">Customer name:<text:tab/>Sergey</text:p>
            <text:p text:style-name="P36">Customer number: 5556828</text:p>
            <text:p text:style-name="P36"/>
            <text:p text:style-name="P36">Order number:<text:tab/>2</text:p>
            <text:p text:style-name="P36">Customer name:<text:tab/>Sergey</text:p>
            <text:p text:style-name="P39">Customer number: 5556828</text:p>
          </table:table-cell>
          <table:table-cell table:style-name="Table1.A1" office:value-type="string">
            <text:p text:style-name="P36"/>
            <text:p text:style-name="P36">Poping node from front</text:p>
            <text:p text:style-name="P36">Poped one:</text:p>
            <text:p text:style-name="P36">Order number:<text:tab/>1</text:p>
            <text:p text:style-name="P36">Customer name:<text:tab/>Marina Shamis</text:p>
            <text:p text:style-name="P36">Customer number: 9125270</text:p>
            <text:p text:style-name="P36"/>
            <text:p text:style-name="P36">Current state:</text:p>
            <text:p text:style-name="P36">Order number:<text:tab/>1</text:p>
            <text:p text:style-name="P36">Customer name:<text:tab/>Sergey</text:p>
            <text:p text:style-name="P36">Customer number: 5556828</text:p>
            <text:p text:style-name="P36"/>
            <text:p text:style-name="P36">Order number:<text:tab/>2</text:p>
            <text:p text:style-name="P36">Customer name:<text:tab/>Sergey</text:p>
            <text:p text:style-name="P36">Customer number: 5556828</text:p>
            <text:p text:style-name="P36"/>
            <text:p text:style-name="P36">Clean deque</text:p>
            <text:p text:style-name="P36"/>
            <text:p text:style-name="P36">Current state:</text:p>
            <text:p text:style-name="P36">This deque is empty</text:p>
            <text:p text:style-name="P38"/>
            <text:p text:style-name="P40"/>
          </table:table-cell>
        </table:table-row>
      </table:table>
      <text:p text:style-name="P19"/>
      <text:p text:style-name="P2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41:09.435405421</meta:creation-date>
    <dc:date>2015-10-24T15:12:27.524679597</dc:date>
    <meta:editing-duration>PT57M19S</meta:editing-duration>
    <meta:editing-cycles>10</meta:editing-cycles>
    <meta:generator>LibreOffice/5.0.1.2.0$Linux_X86_64 LibreOffice_project/00m0$Build-2</meta:generator>
    <meta:document-statistic meta:table-count="1" meta:image-count="0" meta:object-count="0" meta:page-count="8" meta:paragraph-count="320" meta:word-count="1045" meta:character-count="8564" meta:non-whitespace-character-count="6963"/>
  </office:meta>
</office:document-meta>
</file>